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2" style:family="paragraph" style:parent-style-name="Preformatted_20_Text">
      <style:text-properties fo:background-color="#000000"/>
    </style:style>
    <style:style style:name="P3" style:family="paragraph" style:parent-style-name="Preformatted_20_Text">
      <style:paragraph-properties fo:margin-top="0in" fo:margin-bottom="0.1965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text:dont-balance-text-columns="false" fo:margin-left="-0.3291in" fo:margin-right="-0.3043in" style:editable="false">
        <style:columns fo:column-count="2">
          <style:column style:rel-width="5460*" fo:start-indent="0in" fo:end-indent="0in"/>
          <style:column style:rel-width="5424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scroll_holder">
        <text:section text:style-name="Sect1" text:name="cont">
          <text:p text:style-name="Standard"/>
          <text:section text:style-name="Sect1" text:name="Section1">
            <text:section text:style-name="Sect2" text:name="Section2">
              <text:p text:style-name="Standard">G <text:s text:c="5"/>D <text:s text:c="9"/>C <text:s text:c="4"/>G</text:p>
              <text:p text:style-name="Standard">In the town where I was born</text:p>
              <text:p text:style-name="Standard">Em <text:s text:c="5"/>Am <text:s text:c="5"/>C <text:s text:c="8"/>D</text:p>
              <text:p text:style-name="Standard">Lived a man who sailed to sea</text:p>
              <text:p text:style-name="Standard">G <text:s text:c="5"/>D <text:s text:c="6"/>C <text:s text:c="5"/>G</text:p>
              <text:p text:style-name="Standard">And he told us of his life</text:p>
              <text:p text:style-name="Standard">Em <text:s text:c="4"/>Am <text:s text:c="5"/>C <text:s text:c="3"/>D</text:p>
              <text:p text:style-name="Standard">In the land of submarines</text:p>
              <text:p text:style-name="Standard">G <text:s text:c="4"/>D <text:s text:c="8"/>C <text:s text:c="5"/>G</text:p>
              <text:p text:style-name="Standard">So we sailed up to the sun</text:p>
              <text:p text:style-name="Standard">Em <text:s text:c="5"/>Am <text:s text:c="7"/>C <text:s text:c="5"/>D</text:p>
              <text:p text:style-name="Standard">Till we found the sea of green</text:p>
              <text:p text:style-name="Standard">G <text:s text:c="5"/>D <text:s text:c="6"/>C <text:s text:c="8"/>G</text:p>
              <text:p text:style-name="Standard">And we lived beneath the waves</text:p>
              <text:p text:style-name="Standard">Em <text:s text:c="4"/>Am <text:s text:c="4"/>C <text:s text:c="3"/>D</text:p>
              <text:p text:style-name="Standard">In our yellow submarine</text:p>
              <text:p text:style-name="Standard"/>
              <text:p text:style-name="Standard">G <text:s text:c="15"/>D</text:p>
              <text:p text:style-name="Standard">We all live in a yellow submarine</text:p>
              <text:p text:style-name="Standard"><text:s text:c="18"/>G</text:p>
              <text:p text:style-name="Standard">Yellow submarine, yellow submarine</text:p>
              <text:p text:style-name="Standard">G <text:s text:c="15"/>D</text:p>
              <text:p text:style-name="Standard">We all live in a yellow submarine </text:p>
              <text:p text:style-name="Standard"><text:s text:c="18"/>G</text:p>
              <text:p text:style-name="Standard">Yellow submarine, yellow submarine</text:p>
              <text:p text:style-name="Standard"/>
              <text:p text:style-name="Standard">G <text:s text:c="6"/>D <text:s text:c="10"/>C <text:s text:c="5"/>G</text:p>
              <text:p text:style-name="Standard">And our friends are all on board</text:p>
              <text:p text:style-name="Standard">Em <text:s text:c="2"/>Am <text:s text:c="10"/>C <text:s text:c="8"/>D</text:p>
              <text:p text:style-name="Standard">Many more of them live next door</text:p>
              <text:p text:style-name="Standard">G <text:s text:c="6"/>D <text:s text:c="5"/>C <text:s text:c="6"/>G</text:p>
              <text:p text:style-name="Standard">And the band begins to play </text:p>
              <text:p text:style-name="Standard"/>
              <text:p text:style-name="Standard">G <text:s text:c="15"/>D</text:p>
              <text:p text:style-name="Standard">We all live in a yellow submarine</text:p>
              <text:p text:style-name="Standard"><text:s text:c="18"/>G</text:p>
              <text:p text:style-name="Standard">Yellow submarine, yellow submarine</text:p>
              <text:p text:style-name="Standard">G <text:s text:c="15"/>D</text:p>
              <text:p text:style-name="Standard">We all live in a yellow submarine </text:p>
              <text:p text:style-name="Standard"><text:s text:c="18"/>G</text:p>
              <text:p text:style-name="Standard">Yellow submarine, yellow submarine</text:p>
              <text:p text:style-name="Standard"/>
              <text:p text:style-name="Standard">G <text:s text:c="4"/>D <text:s text:c="5"/>C <text:s text:c="6"/>G</text:p>
              <text:p text:style-name="Standard">As we live a life of ease</text:p>
              <text:p text:style-name="Standard">Em <text:s text:c="2"/>Am <text:s text:c="11"/>C <text:s text:c="5"/>D</text:p>
              <text:p text:style-name="Standard">Everyone of us has all we need</text:p>
              <text:p text:style-name="Standard">G <text:s text:c="5"/>D <text:s text:c="7"/>C <text:s text:c="5"/>G</text:p>
              <text:p text:style-name="Standard">Sky of blue and sea of green</text:p>
              <text:p text:style-name="Standard">Em <text:s text:c="4"/>Am <text:s text:c="4"/>C <text:s text:c="3"/>D</text:p>
              <text:p text:style-name="Standard">In our yellow submarine </text:p>
              <text:p text:style-name="Standard"/>
              <text:p text:style-name="Standard">G <text:s text:c="15"/>D</text:p>
              <text:p text:style-name="Standard">We all live in a yellow submarine</text:p>
              <text:p text:style-name="Standard"><text:s text:c="18"/>G</text:p>
              <text:p text:style-name="Standard">Yellow submarine, yellow submarine</text:p>
              <text:p text:style-name="Standard">G <text:s text:c="15"/>D</text:p>
              <text:p text:style-name="Standard">We all live in a yellow submarine </text:p>
              <text:p text:style-name="Standard"><text:s text:c="18"/>G</text:p>
              <text:p text:style-name="Standard">Yellow submarine, yellow submarine 2x</text:p>
            </text:section>
          </text:section>
          <text:p text:style-name="Preformatted_20_Text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page-layout style:name="Mpm1">
      <style:page-layout-properties fo:page-width="8.5in" fo:page-height="11in" style:num-format="1" style:print-orientation="portrait" fo:margin-top="0.1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4898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ello Submarine - Beatles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9:31:32.25</meta:creation-date>
    <dc:date>2013-03-11T19:40:16.35</dc:date>
    <meta:editing-duration>PT4M54S</meta:editing-duration>
    <meta:editing-cycles>1</meta:editing-cycles>
    <meta:generator>OpenOffice.org/3.4.1$Win32 OpenOffice.org_project/341m1$Build-9593</meta:generator>
    <meta:document-statistic meta:table-count="0" meta:image-count="0" meta:object-count="0" meta:page-count="1" meta:paragraph-count="55" meta:word-count="244" meta:character-count="1437"/>
  </office:meta>
</office:document-meta>
</file>